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P1" style:family="paragraph" style:parent-style-name="Standard">
      <style:text-properties style:text-underline-style="solid" style:text-underline-width="auto" style:text-underline-color="font-color" fo:font-weight="bold" officeooo:rsid="00086a09" officeooo:paragraph-rsid="00086a09" style:font-weight-asian="bold" style:font-weight-complex="bold"/>
    </style:style>
    <style:style style:name="P2" style:family="paragraph" style:parent-style-name="Standard">
      <style:text-properties style:text-underline-style="none" fo:font-weight="normal" officeooo:rsid="00086a09" officeooo:paragraph-rsid="00086a09" style:font-weight-asian="normal" style:font-weight-complex="normal"/>
    </style:style>
    <style:style style:name="P3" style:family="paragraph" style:parent-style-name="Table_20_Contents">
      <style:text-properties officeooo:rsid="00086a09" officeooo:paragraph-rsid="00086a09"/>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text-properties style:text-underline-style="none" fo:font-weight="normal" officeooo:rsid="00086a09" officeooo:paragraph-rsid="00086a09" style:font-weight-asian="normal" style:font-weight-complex="normal"/>
    </style:style>
    <style:style style:name="T1" style:family="text">
      <style:text-properties officeooo:rsid="00086a09"/>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Religions and how they would act under 16 different emotional states</text:p>
      <text:p text:style-name="P2"/>
      <text:list xml:id="list4077738472" text:style-name="L2">
        <text:list-item>
          <text:p text:style-name="P5">Islam</text:p>
        </text:list-item>
      </text:list>
      <table:table table:name="Table1" table:style-name="Table1">
        <table:table-column table:style-name="Table1.A"/>
        <table:table-row>
          <table:table-cell table:style-name="Table1.A1" office:value-type="string">
            <text:p text:style-name="Text_20_body">Angry: Islam teaches that anger is a natural human emotion, but it should be expressed in a way that does not harm others. The religion encourages individuals to control their anger and to seek forgiveness and reconciliation. Muslims who are feeling angry may turn to prayer, charity, and other good deeds to help alleviate their emotions.</text:p>
            <text:p text:style-name="Text_20_body">Very Angry: In situations where a Muslim is feeling very angry, the religion encourages taking a step back and calming down before reacting. Islam also emphasizes the importance of forgiveness and forbearance, even in the face of provocation.</text:p>
            <text:p text:style-name="Text_20_body">Patient: Patience is highly valued in Islam. The religion teaches that being patient in the face of trials and tribulations will earn a person reward in the afterlife. Muslims who are feeling patient may focus on prayer, reflection, and acts of charity.</text:p>
            <text:p text:style-name="Text_20_body">Very Patient: Islam teaches that patience is a virtue, and that those who are able to maintain their patience in the face of adversity will be rewarded in the afterlife. Muslims who are feeling very patient may take this opportunity to reflect on their faith and seek a deeper connection with Allah.</text:p>
            <text:p text:style-name="Text_20_body">Sad: Islam recognizes that sadness is a natural emotion, and provides comfort and solace through prayer and reflection. Muslims who are feeling sad may find comfort in reciting the Quran, offering supplications, and seeking support from their community.</text:p>
            <text:p text:style-name="Text_20_body">Very Sad: Islam teaches that sadness is a test from Allah, and that those who are patient and turn to Him for comfort will be rewarded. Muslims who are feeling very sad may seek the support of their community and turn to acts of charity and good deeds to help alleviate their sadness.</text:p>
            <text:p text:style-name="Text_20_body">Happy: Islam encourages believers to be grateful for the blessings in their lives and to express happiness and joy in a way that is pleasing to Allah. Muslims who are feeling happy may express their gratitude through prayer, charity, and acts of kindness.</text:p>
            <text:p text:style-name="Text_20_body">Very Happy: In Islam, feeling happy is a sign of faith and a source of reward in the afterlife. Muslims who are feeling very happy may turn to prayer and thanksgiving to express their gratitude to Allah.</text:p>
            <text:p text:style-name="Text_20_body">Burned out: In Islam, self-care is highly valued, and taking a break to recharge and replenish oneself is encouraged. Muslims who are feeling burned out may take a step back from their daily responsibilities and focus on self-care, such as prayer, meditation, and spending time in nature.</text:p>
            <text:p text:style-name="Text_20_body">Very Burned out: Islam teaches that caring for oneself is important in order to care for others. Muslims who are feeling very burned out may take a break from their responsibilities and focus on rest, relaxation, and self-care, while seeking support from their community.</text:p>
            <text:p text:style-name="Text_20_body">Ambitious: In Islam, ambition is encouraged, as long as it is within the bounds of Islamic principles and values. Muslims who are feeling ambitious may focus on pursuing their goals while keeping their faith and moral values in mind.</text:p>
            <text:p text:style-name="Text_20_body">Very Ambitious: Islam encourages believers to strive for excellence in all aspects of life, including personal, social, and spiritual pursuits. Muslims who are feeling very ambitious may seek guidance from their faith and pursue their goals with dedication and hard work.</text:p>
            <text:p text:style-name="Text_20_body"><text:soft-page-break/>In Love: In Islam, love and marriage are highly valued, and the religion encourages healthy relationships based on mutual respect, love, and compassion. Muslims who are in love may focus on strengthening their relationship through open communication, kindness, and forgiveness.</text:p>
            <text:p text:style-name="Text_20_body">Much in Love: In Islam, the love between spouses is considered an act of worship and a means of gaining reward from Allah. Muslims who are much in love may express their love through kind gestures, gift-giving, and acts of service.</text:p>
            <text:p text:style-name="P3">(GPT Would not allow hate filled for islam).</text:p>
          </table:table-cell>
        </table:table-row>
      </table:table>
      <text:list xml:id="list170531871369629" text:continue-numbering="true" text:style-name="L2">
        <text:list-header>
          <text:p text:style-name="P5"/>
        </text:list-header>
        <text:list-item>
          <text:p text:style-name="P6">Christianity</text:p>
        </text:list-item>
        <text:list-item>
          <text:p text:style-name="P5">Judaism</text:p>
        </text:list-item>
        <text:list-item>
          <text:p text:style-name="P5">Hinduism</text:p>
        </text:list-item>
        <text:list-item>
          <text:p text:style-name="P5">Buddhism</text:p>
        </text:list-item>
        <text:list-item>
          <text:p text:style-name="P5">Sikhism</text:p>
        </text:list-item>
        <text:list-item>
          <text:p text:style-name="P5">Bahá'í Faith</text:p>
        </text:list-item>
        <text:list-item>
          <text:p text:style-name="P5">Jainism</text:p>
        </text:list-item>
        <text:list-item>
          <text:p text:style-name="P5">Taoism</text:p>
        </text:list-item>
        <text:list-item>
          <text:p text:style-name="P5">Shintoism</text:p>
        </text:list-item>
        <text:list-item>
          <text:p text:style-name="P5">Confucianism</text:p>
        </text:list-item>
        <text:list-item>
          <text:p text:style-name="P5">Zoroastrianism</text:p>
        </text:list-item>
        <text:list-item>
          <text:p text:style-name="P5">Wicca</text:p>
        </text:list-item>
        <text:list-item>
          <text:p text:style-name="P5">Paganism</text:p>
        </text:list-item>
        <text:list-item>
          <text:p text:style-name="P5">Druidism</text:p>
        </text:list-item>
        <text:list-item>
          <text:p text:style-name="P5">Rastafarianism</text:p>
        </text:list-item>
        <text:list-item>
          <text:p text:style-name="P5">Scientology</text:p>
        </text:list-item>
        <text:list-item>
          <text:p text:style-name="P5">Unitarian Universalism</text:p>
        </text:list-item>
        <text:list-item>
          <text:p text:style-name="P5">Native American Spirituality</text:p>
        </text:list-item>
        <text:list-item>
          <text:p text:style-name="P5">Santeria</text:p>
        </text:list-item>
        <text:list-item>
          <text:p text:style-name="P5">Voodoo</text:p>
        </text:list-item>
        <text:list-item>
          <text:p text:style-name="P5">Asatru</text:p>
        </text:list-item>
        <text:list-item>
          <text:p text:style-name="P5">Thelema</text:p>
        </text:list-item>
        <text:list-item>
          <text:p text:style-name="P5">New Age Spirituality</text:p>
        </text:list-item>
        <text:list-item>
          <text:p text:style-name="P4">Eckankar</text:p>
        </text:list-item>
      </text:list>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5T17:01:20.023664849</meta:creation-date>
    <dc:date>2023-03-05T17:05:31.693334315</dc:date>
    <meta:editing-duration>PT4M12S</meta:editing-duration>
    <meta:editing-cycles>1</meta:editing-cycles>
    <meta:document-statistic meta:table-count="1" meta:image-count="0" meta:object-count="0" meta:page-count="2" meta:paragraph-count="41" meta:word-count="687" meta:character-count="4138" meta:non-whitespace-character-count="3517"/>
    <meta:generator>LibreOffice/7.3.7.2$Linux_X86_64 LibreOffice_project/30$Build-2</meta:generator>
  </office:meta>
</office:document-meta>
</file>